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fo:min-height="3.257cm"/>
    </style:style>
    <style:style style:name="pr2" style:family="presentation" style:parent-style-name="lyt-cool-subtitle">
      <style:graphic-properties draw:fill-color="#ffffff" draw:auto-grow-height="true" fo:min-height="13.231cm"/>
    </style:style>
    <style:style style:name="pr3" style:family="presentation" style:parent-style-name="lyt-cool-notes" style:list-style-name="L4">
      <style:graphic-properties draw:fill-color="#ffffff" draw:auto-grow-height="true" fo:min-height="11.411cm"/>
    </style:style>
    <style:style style:name="pr4" style:family="presentation" style:parent-style-name="lyt-cool-title">
      <style:graphic-properties draw:fill-color="#ffffff" draw:auto-grow-height="true" fo:min-height="3.508cm"/>
    </style:style>
    <style:style style:name="pr5" style:family="presentation" style:parent-style-name="lyt-cool-notes">
      <style:graphic-properties draw:fill-color="#ffffff" fo:min-height="10.48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8cm" fo:margin-right="0cm" fo:text-align="start" text:enable-numbering="true" fo:text-indent="-0.6cm"/>
    </style:style>
    <style:style style:name="P4" style:family="paragraph">
      <style:paragraph-properties fo:margin-left="2.4cm" fo:margin-right="0cm" fo:text-align="start" text:enable-numbering="true" fo:text-indent="-0.6cm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text-style-name="P1" draw:layer="layout" svg:width="23.912cm" svg:height="3.473cm" svg:x="2.058cm" svg:y="1.56cm" presentation:class="title" presentation:user-transformed="true">
          <draw:text-box>
            <text:p text:style-name="P1">SE Outsourcing strategy at DICE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p text:style-name="P2">Mikael Kalms</text:p>
            <text:p text:style-name="P2">Programmer/TD, BF1943 PC</text:p>
            <text:p text:style-name="P2"/>
            <text:p text:style-name="P2">mikael.kalms@dice.se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draw:frame presentation:style-name="pr4" draw:text-style-name="P1" draw:layer="layout" svg:width="23.912cm" svg:height="3.508cm" svg:x="2.058cm" svg:y="1.543cm" presentation:class="title">
          <draw:text-box>
            <text:p text:style-name="P1">Current SE outsourcing at DICE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p text:style-name="P2">1. BF1943 PC development</text:p>
            <text:p text:style-name="P2">10 external developers</text:p>
            <text:p text:style-name="P2"/>
            <text:p text:style-name="P2">2. BF3 website development</text:p>
            <text:p text:style-name="P2">~3 external developers</text:p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0">
        <draw:frame presentation:style-name="pr4" draw:text-style-name="P1" draw:layer="layout" svg:width="23.912cm" svg:height="3.508cm" svg:x="2.058cm" svg:y="1.543cm" presentation:class="title">
          <draw:text-box>
            <text:p text:style-name="P1">BF1943 PC: Project overview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p text:style-name="P2">Not enough personnel to develop PC SKU in-house</text:p>
            <text:p text:style-name="P2"/>
            <text:p text:style-name="P2">Nearly all art/design work done on console title</text:p>
            <text:p text:style-name="P2"/>
            <text:p text:style-name="P2">PC SKU development is primarily programming, and then some design</text:p>
            <text:p text:style-name="P2"/>
            <text:p text:style-name="P2">PC SKU trails console SKU by 1-2 months</text:p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>
        <draw:frame presentation:style-name="pr4" draw:text-style-name="P1" draw:layer="layout" svg:width="23.912cm" svg:height="3.508cm" svg:x="2.058cm" svg:y="1.543cm" presentation:class="title">
          <draw:text-box>
            <text:p text:style-name="P1">Coldwood profile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p text:style-name="P2">Located in Umeå (800km away)</text:p>
            <text:p text:style-name="P2"/>
            <text:p text:style-name="P2">Experienced game developers</text:p>
            <text:p text:style-name="P2"/>
            <text:p text:style-name="P2">developed both console and PC games</text:p>
            <text:p text:style-name="P2"/>
            <text:p text:style-name="P2">still a bit of a “garage” company though</text:p>
            <text:p text:style-name="P2"/>
            <text:p text:style-name="P2">somewhat lacking in formal processes</text:p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>
        <draw:frame presentation:style-name="pr4" draw:text-style-name="P1" draw:layer="layout" svg:width="23.912cm" svg:height="3.508cm" svg:x="2.058cm" svg:y="1.543cm" presentation:class="title">
          <draw:text-box>
            <text:p text:style-name="P1">PC SKU team</text:p>
          </draw:text-box>
        </draw:frame>
        <draw:frame presentation:style-name="pr2" draw:text-style-name="P2" draw:layer="layout" svg:width="23.912cm" svg:height="13.795cm" svg:x="2.058cm" svg:y="5.556cm" presentation:class="subtitle" presentation:user-transformed="true">
          <draw:text-box>
            <text:p text:style-name="P2"><text:span text:style-name="T1">DICE</text:span></text:p>
            <text:p text:style-name="P2"><text:span text:style-name="T2">Producer – “what shall be done?”</text:span></text:p>
            <text:p text:style-name="P2"><text:span text:style-name="T2">TD - “how shall it be done?”</text:span></text:p>
            <text:p text:style-name="P2"><text:span text:style-name="T2">Business dev - “how much will it cost us?”</text:span></text:p>
            <text:p text:style-name="P2"><text:span text:style-name="T1"/></text:p>
            <text:p text:style-name="P2"><text:span text:style-name="T1">Coldwood Interactive</text:span></text:p>
            <text:p text:style-name="P2">Project Manager</text:p>
            <text:p text:style-name="P2">Business dev</text:p>
            <text:p text:style-name="P2">Lead Programmer</text:p>
            <text:p text:style-name="P2">7 Programmers</text:p>
            <text:p text:style-name="P2">UI designer</text:p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draw:frame presentation:style-name="pr4" draw:text-style-name="P1" draw:layer="layout" svg:width="23.912cm" svg:height="3.508cm" svg:x="2.058cm" svg:y="1.543cm" presentation:class="title">
          <draw:text-box>
            <text:p text:style-name="P1">Getting started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list text:style-name="L2">
              <text:list-item>
                <text:p text:style-name="P2">My job: getting the most out of Coldwood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Initial train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Getting good workflows in plac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Facilitate communication between offic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Assisting in defining task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Handling communications DICE &lt;-&gt; CW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Empowering the team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Implementation ai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>
        <draw:frame presentation:style-name="pr4" draw:text-style-name="P1" draw:layer="layout" svg:width="23.912cm" svg:height="3.508cm" svg:x="2.058cm" svg:y="1.543cm" presentation:class="title">
          <draw:text-box>
            <text:p text:style-name="P1">Getting started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list text:style-name="L2">
              <text:list-item>
                <text:p text:style-name="P2">Patrick Liu's job: making the game as good as possible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Game/UI design decisio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“Administrative” task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(and more which I'm not privy to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>
        <draw:frame presentation:style-name="pr4" draw:text-style-name="P1" draw:layer="layout" svg:width="23.912cm" svg:height="3.508cm" svg:x="2.058cm" svg:y="1.543cm" presentation:class="title">
          <draw:text-box>
            <text:p text:style-name="P1">Initial training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p text:style-name="P2">Discuss with each developer:</text:p>
            <text:p text:style-name="P2"/>
            <text:p text:style-name="P2">- their role on the team</text:p>
            <text:p text:style-name="P2">- their responsibilites</text:p>
            <text:p text:style-name="P2">- our responsibilities</text:p>
            <text:p text:style-name="P2">- their level of autonomy</text:p>
            <text:p text:style-name="P2">- where to turn to if questions arise</text:p>
            <text:p text:style-name="P2"/>
            <text:p text:style-name="P2">Useful, because they are a “garage” company lacking in formality</text:p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0">
        <draw:frame presentation:style-name="pr4" draw:text-style-name="P1" draw:layer="layout" svg:width="23.912cm" svg:height="3.508cm" svg:x="2.058cm" svg:y="1.543cm" presentation:class="title">
          <draw:text-box>
            <text:p text:style-name="P1">Initial training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p text:style-name="P2">Have a run-through of how the tools work:</text:p>
            <text:p text:style-name="P2"/>
            <text:p text:style-name="P2">Perforce</text:p>
            <text:p text:style-name="P2">Frostbite development environment (Drone, FrostEd, pipeline, remote console)</text:p>
            <text:p text:style-name="P2"/>
            <text:p text:style-name="P2">Introduce the codebase</text:p>
            <text:p text:style-name="P2">Game, Pipeline, configuration scripts</text:p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0">
        <draw:frame presentation:style-name="pr4" draw:text-style-name="P1" draw:layer="layout" svg:width="23.912cm" svg:height="3.508cm" svg:x="2.058cm" svg:y="1.543cm" presentation:class="title">
          <draw:text-box>
            <text:p text:style-name="P1">Getting good workflows in place</text:p>
          </draw:text-box>
        </draw:frame>
        <draw:frame presentation:style-name="pr2" draw:text-style-name="P2" draw:layer="layout" svg:width="23.912cm" svg:height="13.795cm" svg:x="2.058cm" svg:y="5.556cm" presentation:class="subtitle" presentation:user-transformed="true">
          <draw:text-box>
            <text:p text:style-name="P2">Goal: CW development should be as smooth and efficient as at DICE</text:p>
            <text:p text:style-name="P2"/>
            <text:p text:style-name="P2">VPN tunnel: slow, takes time to configure. Prepare the stuff below in advance!</text:p>
            <text:p text:style-name="P2"/>
            <text:p text:style-name="P2">local Perforce proxy (cache) - works well</text:p>
            <text:p text:style-name="P2">local data-build cache – works well</text:p>
            <text:p text:style-name="P2"/>
            <text:p text:style-name="P2">Ensure that all pieces of the Frostbite development environment works (takes some time)</text:p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0">
        <draw:frame presentation:style-name="pr4" draw:text-style-name="P1" draw:layer="layout" svg:width="23.912cm" svg:height="3.508cm" svg:x="2.058cm" svg:y="1.543cm" presentation:class="title">
          <draw:text-box>
            <text:p text:style-name="P1">Communication between offices</text:p>
          </draw:text-box>
        </draw:frame>
        <draw:frame presentation:style-name="pr2" draw:text-style-name="P2" draw:layer="layout" svg:width="23.912cm" svg:height="13.795cm" svg:x="2.058cm" svg:y="5.556cm" presentation:class="subtitle" presentation:user-transformed="true">
          <draw:text-box>
            <text:p text:style-name="P2">Goal: make inter-office communication less of a chore</text:p>
            <text:p text:style-name="P2"/>
            <text:p text:style-name="P2">Get to know the team</text:p>
            <text:p text:style-name="P2">Build and maintain personal relationships</text:p>
            <text:p text:style-name="P2">Email and text-chat is not enough!</text:p>
            <text:p text:style-name="P2"/>
            <text:p text:style-name="P2">Brief morning meetings over phone, every day</text:p>
            <text:p text:style-name="P2">On-site visits: once per month, 2 days</text:p>
            <text:p text:style-name="P2">Day 1: planning</text:p>
            <text:p text:style-name="P2">Day 2: handle implementation issues</text:p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0">
        <draw:frame presentation:style-name="pr4" draw:text-style-name="P1" draw:layer="layout" svg:width="23.912cm" svg:height="3.508cm" svg:x="2.058cm" svg:y="1.543cm" presentation:class="title">
          <draw:text-box>
            <text:p text:style-name="P1">Communication between offices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p text:style-name="P2">Email – works well</text:p>
            <text:p text:style-name="P2">MSN – works <text:s/>well</text:p>
            <text:p text:style-name="P2">Phone – works well</text:p>
            <text:p text:style-name="P2">Skype – didn't try yet</text:p>
            <text:p text:style-name="P2">Twitter, MSN Groups – didn't try yet</text:p>
            <text:p text:style-name="P2">Desktop sharing – issues with VPN tunnel</text:p>
            <text:p text:style-name="P2"/>
            <text:p text:style-name="P2">Overall: works well</text:p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0">
        <draw:frame presentation:style-name="pr4" draw:text-style-name="P1" draw:layer="layout" svg:width="23.912cm" svg:height="3.508cm" svg:x="2.058cm" svg:y="1.543cm" presentation:class="title">
          <draw:text-box>
            <text:p text:style-name="P1">Defining tasks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p text:style-name="P2">We could just send specifications, but they function better with a little bit of hand-holding</text:p>
            <text:p text:style-name="P2"/>
            <text:p text:style-name="P2">But we try to push this over to their project manager</text:p>
            <text:p text:style-name="P2"/>
            <text:p text:style-name="P2">Works reasonably well; weak project manager at CW</text:p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0">
        <draw:frame presentation:style-name="pr4" draw:text-style-name="P1" draw:layer="layout" svg:width="23.912cm" svg:height="3.508cm" svg:x="2.058cm" svg:y="1.543cm" presentation:class="title">
          <draw:text-box>
            <text:p text:style-name="P1">Handling communications between offices</text:p>
          </draw:text-box>
        </draw:frame>
        <draw:frame presentation:style-name="pr2" draw:text-style-name="P2" draw:layer="layout" svg:width="23.912cm" svg:height="15.049cm" svg:x="2.088cm" svg:y="5.5cm" presentation:class="subtitle" presentation:user-transformed="true">
          <draw:text-box>
            <text:p text:style-name="P2">Act as an intermediary during inter-office contact</text:p>
            <text:p text:style-name="P2"/>
            <text:p text:style-name="P2">Allows throttling of information:</text:p>
            <text:p text:style-name="P2">manage disturbance level at DICE,</text:p>
            <text:p text:style-name="P2">don't worry CW with things outside their control</text:p>
            <text:p text:style-name="P2"/>
            <text:p text:style-name="P2">Improves our insight into the project</text:p>
            <text:p text:style-name="P2"/>
            <text:p text:style-name="P2">Quick response times from me make them more prone to ask in the future</text:p>
            <text:p text:style-name="P2"/>
            <text:p text:style-name="P2">Works well – I'm not a choke point</text:p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0">
        <draw:frame presentation:style-name="pr4" draw:text-style-name="P1" draw:layer="layout" svg:width="23.912cm" svg:height="3.508cm" svg:x="2.058cm" svg:y="1.543cm" presentation:class="title">
          <draw:text-box>
            <text:p text:style-name="P1">Empowering the team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p text:style-name="P2">Define the boundaries of each developer clearly</text:p>
            <text:p text:style-name="P2">Ask for results, let them devise solutions</text:p>
            <text:p text:style-name="P2"/>
            <text:p text:style-name="P2">“I don't care, so you'll have to decide”</text:p>
            <text:p text:style-name="P2"/>
            <text:p text:style-name="P2">Empowering the team<text:line-break/>-&gt; personal investment in the product<text:line-break/>-&gt; high quality games</text:p>
            <text:p text:style-name="P2"/>
            <text:p text:style-name="P2">Works well!</text:p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0">
        <draw:frame presentation:style-name="pr4" draw:text-style-name="P1" draw:layer="layout" svg:width="23.912cm" svg:height="3.508cm" svg:x="2.058cm" svg:y="1.543cm" presentation:class="title">
          <draw:text-box>
            <text:p text:style-name="P1">Implementation aid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p text:style-name="P2">Implement things which require a lot of coordination/input from DICE developers</text:p>
            <text:p text:style-name="P2"/>
            <text:p text:style-name="P2">Not satsifactory: I'm stretched too thin</text:p>
            <text:p text:style-name="P2"/>
            <text:p text:style-name="P2">Attempting to move more of implementation over to CW, and move some non-implementation tasks to others at DICE</text:p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0">
        <draw:frame presentation:style-name="pr4" draw:text-style-name="P1" draw:layer="layout" svg:width="23.912cm" svg:height="3.508cm" svg:x="2.058cm" svg:y="1.543cm" presentation:class="title">
          <draw:text-box>
            <text:p text:style-name="P1">Measuring progress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p text:style-name="P2">We have a monthly milestone plan, and a checklist of UI/code features for each milestone</text:p>
            <text:p text:style-name="P2"/>
            <text:p text:style-name="P2">CW's payment tied to us accepting a milestone</text:p>
            <text:p text:style-name="P2"/>
            <text:p text:style-name="P2">So far so good, but the real test of CW is during the QA phase</text:p>
            <text:p text:style-name="P2"/>
            <text:p text:style-name="P2">Works OK... but suggestions welcome!</text:p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0">
        <draw:frame presentation:style-name="pr4" draw:text-style-name="P1" draw:layer="layout" svg:width="23.912cm" svg:height="3.508cm" svg:x="2.058cm" svg:y="1.543cm" presentation:class="title">
          <draw:text-box>
            <text:p text:style-name="P1">Differences to a “base-line” outsourcing gig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p text:style-name="P2">CW developers have domain specific experience and they are empowered</text:p>
            <text:p text:style-name="P2"/>
            <text:p text:style-name="P2">- they can work with a minimal spec, do design decisions, without constant contact with DICE</text:p>
            <text:p text:style-name="P2"/>
            <text:p text:style-name="P2">- no need for an on-site DICE person at CW</text:p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0">
        <draw:frame presentation:style-name="pr4" draw:text-style-name="P1" draw:layer="layout" svg:width="23.912cm" svg:height="3.508cm" svg:x="2.058cm" svg:y="1.543cm" presentation:class="title">
          <draw:text-box>
            <text:p text:style-name="P1">Roles filled at DICE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p text:style-name="P2">Risk analyst</text:p>
            <text:p text:style-name="P2">Implementation analyst</text:p>
            <text:p text:style-name="P2">On-the-fly documentation writer</text:p>
            <text:p text:style-name="P2">"Errand boy"</text:p>
            <text:p text:style-name="P2">Designer (all specializations)</text:p>
            <text:p text:style-name="P2"/>
            <text:p text:style-name="P2">Modus operandi: enable Coldwood to work efficiently</text:p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0">
        <draw:frame presentation:style-name="pr4" draw:text-style-name="P1" draw:layer="layout" svg:width="23.912cm" svg:height="3.508cm" svg:x="2.058cm" svg:y="1.543cm" presentation:class="title">
          <draw:text-box>
            <text:p text:style-name="P1">BF3 website development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p text:style-name="P2">External devs also live in Stockholm</text:p>
            <text:p text:style-name="P2">Almost like internal developers:</text:p>
            <text:p text:style-name="P2">- Integrated into team</text:p>
            <text:p text:style-name="P2">- Work at DICE office several days a week</text:p>
            <text:p text:style-name="P2"/>
            <text:p text:style-name="P2">Practical reasons:</text:p>
            <text:p text:style-name="P2">1) Better communications with game team</text:p>
            <text:p text:style-name="P2">2) VPN trouble when accessing EA network</text:p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0">
        <draw:frame presentation:style-name="pr4" draw:text-style-name="P1" draw:layer="layout" svg:width="23.912cm" svg:height="3.508cm" svg:x="2.058cm" svg:y="1.543cm" presentation:class="title">
          <draw:text-box>
            <text:p text:style-name="P1">Questions?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p text:style-name="P2">Anyone?</text:p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0">
        <draw:frame presentation:style-name="pr4" draw:text-style-name="P1" draw:layer="layout" svg:width="23.912cm" svg:height="3.508cm" svg:x="2.058cm" svg:y="1.543cm" presentation:class="title">
          <draw:text-box>
            <text:p text:style-name="P1">Thank you.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p text:style-name="P2">mikael.kalms@dice.se</text:p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lyt-cool" style:page-layout-name="PM1" draw:style-name="dp1">
      <draw:rect presentation:style-name="pr1" draw:text-style-name="P5" draw:layer="backgroundobjects" svg:width="26.875cm" svg:height="15.74cm" svg:x="1.124cm" svg:y="5.259cm">
        <text:p text:style-name="P1"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5" draw:layer="backgroundobjects" svg:width="0.505cm" svg:height="2.552cm" svg:x="0cm" svg:y="0cm">
        <text:p text:style-name="P1"/>
      </draw:rect>
      <draw:rect presentation:style-name="pr2" draw:text-style-name="P5" draw:layer="backgroundobjects" svg:width="0.505cm" svg:height="2.552cm" svg:x="0cm" svg:y="6.615cm">
        <text:p text:style-name="P1"/>
      </draw:rect>
      <draw:rect presentation:style-name="pr2" draw:text-style-name="P5" draw:layer="backgroundobjects" svg:width="0.505cm" svg:height="2.552cm" svg:x="0cm" svg:y="3.246cm">
        <text:p text:style-name="P1"/>
      </draw:rect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9-04-02T12:55:59</meta:creation-date>
    <dc:date>2009-04-03T23:42:58</dc:date>
    <dc:language>en-US</dc:language>
    <meta:editing-cycles>5</meta:editing-cycles>
    <meta:editing-duration>PT2H47M31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